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6db1b" officeooo:paragraph-rsid="0006db1b"/>
    </style:style>
    <style:style style:name="P2" style:family="paragraph" style:parent-style-name="Standard" style:list-style-name="L1">
      <style:text-properties fo:color="#72bf44" officeooo:rsid="000a54bd"/>
    </style:style>
    <style:style style:name="P3" style:family="paragraph" style:parent-style-name="Text_20_body" style:list-style-name="L1">
      <style:text-properties fo:color="#72bf44" officeooo:rsid="0006db1b" officeooo:paragraph-rsid="0006db1b"/>
    </style:style>
    <style:style style:name="P4" style:family="paragraph" style:parent-style-name="Text_20_body" style:list-style-name="L1">
      <style:text-properties fo:color="#72bf44" officeooo:rsid="0006db1b" officeooo:paragraph-rsid="000ce5a9"/>
    </style:style>
    <style:style style:name="P5" style:family="paragraph" style:parent-style-name="Text_20_body" style:list-style-name="L1">
      <style:text-properties fo:color="#72bf44" officeooo:rsid="0008a061" officeooo:paragraph-rsid="0008a061"/>
    </style:style>
    <style:style style:name="P6" style:family="paragraph" style:parent-style-name="Text_20_body" style:list-style-name="L1">
      <style:text-properties fo:color="#72bf44" officeooo:rsid="0008a061" officeooo:paragraph-rsid="000ce5a9"/>
    </style:style>
    <style:style style:name="P7" style:family="paragraph" style:parent-style-name="Text_20_body" style:list-style-name="L1">
      <style:text-properties fo:color="#72bf44" officeooo:rsid="0008a061" officeooo:paragraph-rsid="000d99ef"/>
    </style:style>
    <style:style style:name="P8" style:family="paragraph" style:parent-style-name="Text_20_body" style:list-style-name="L1">
      <style:text-properties fo:color="#72bf44" officeooo:rsid="000a54bd" officeooo:paragraph-rsid="000a54bd"/>
    </style:style>
    <style:style style:name="P9" style:family="paragraph" style:parent-style-name="Text_20_body" style:list-style-name="L1">
      <style:text-properties fo:color="#72bf44" officeooo:rsid="000a54bd" officeooo:paragraph-rsid="000f1b5d"/>
    </style:style>
    <style:style style:name="P10" style:family="paragraph" style:parent-style-name="Text_20_body" style:list-style-name="L1">
      <style:text-properties fo:color="#72bf44" officeooo:rsid="000a54bd" officeooo:paragraph-rsid="00108ee1"/>
    </style:style>
    <style:style style:name="P11" style:family="paragraph" style:parent-style-name="Text_20_body" style:list-style-name="L1">
      <style:text-properties fo:color="#72bf44" officeooo:rsid="000a54bd" officeooo:paragraph-rsid="000d99ef"/>
    </style:style>
    <style:style style:name="P12" style:family="paragraph" style:parent-style-name="Text_20_body" style:list-style-name="L1">
      <style:text-properties fo:color="#72bf44" officeooo:rsid="000ba73c" officeooo:paragraph-rsid="000ba73c"/>
    </style:style>
    <style:style style:name="P13" style:family="paragraph" style:parent-style-name="Text_20_body" style:list-style-name="L1">
      <style:text-properties fo:color="#72bf44" officeooo:rsid="000ce5a9" officeooo:paragraph-rsid="000ce5a9"/>
    </style:style>
    <style:style style:name="P14" style:family="paragraph" style:parent-style-name="Text_20_body" style:list-style-name="L1">
      <style:text-properties fo:color="#72bf44" officeooo:rsid="0011f6aa" officeooo:paragraph-rsid="0011f6aa"/>
    </style:style>
    <style:style style:name="P15" style:family="paragraph" style:parent-style-name="Text_20_body" style:list-style-name="L1">
      <style:text-properties fo:color="#72bf44" officeooo:rsid="001e72a6" officeooo:paragraph-rsid="001e72a6"/>
    </style:style>
    <style:style style:name="P16" style:family="paragraph" style:parent-style-name="Text_20_body" style:list-style-name="L1">
      <style:text-properties officeooo:rsid="0008a061" officeooo:paragraph-rsid="000d99ef"/>
    </style:style>
    <style:style style:name="T1" style:family="text">
      <style:text-properties officeooo:rsid="0008a061"/>
    </style:style>
    <style:style style:name="T2" style:family="text">
      <style:text-properties officeooo:rsid="000ba73c"/>
    </style:style>
    <style:style style:name="T3" style:family="text">
      <style:text-properties officeooo:rsid="000ce5a9"/>
    </style:style>
    <style:style style:name="T4" style:family="text">
      <style:text-properties officeooo:rsid="000f1b5d"/>
    </style:style>
    <style:style style:name="T5" style:family="text">
      <style:text-properties fo:color="#72bf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-Bilder-Zuordnung</text:p>
      <text:list xml:id="list765915418" text:style-name="L1">
        <text:list-item>
          <text:p text:style-name="P3">Werbung</text:p>
          <text:list>
            <text:list-item>
              <text:p text:style-name="P5">Linkisches Bad</text:p>
            </text:list-item>
            <text:list-item>
              <text:p text:style-name="P5">Kaffeehaus</text:p>
            </text:list-item>
            <text:list-item>
              <text:p text:style-name="P8">Elb-Eberhardt</text:p>
            </text:list-item>
          </text:list>
        </text:list-item>
        <text:list-item>
          <text:p text:style-name="P8">Rückblick (Vergangheitsanalyse)</text:p>
          <text:list>
            <text:list-item>
              <text:p text:style-name="P9"><text:span text:style-name="T4">Das </text:span>Äpfelweibsunfalls<text:span text:style-name="T4">berichtsinterview</text:span></text:p>
            </text:list-item>
          </text:list>
        </text:list-item>
        <text:list-item>
          <text:p text:style-name="P8">Schlagzeilen (Gegen<text:span text:style-name="T2">war</text:span>t)</text:p>
          <text:list>
            <text:list-item>
              <text:p text:style-name="P4">Veronikas Liebesleben</text:p>
            </text:list-item>
            <text:list-item>
              <text:p text:style-name="P2">Alkoholkonsum Dresdner Studenten</text:p>
            </text:list-item>
            <text:list-item>
              <text:p text:style-name="P10">Punsch-Party eskaliert</text:p>
            </text:list-item>
          </text:list>
        </text:list-item>
        <text:list-item>
          <text:p text:style-name="P12">Weitblick (Aus aller Welt)</text:p>
          <text:list>
            <text:list-item>
              <text:p text:style-name="P14">Napoleon Bonaparte dankt ab / Exil</text:p>
            </text:list-item>
            <text:list-item>
              <text:p text:style-name="P14">Washington-Zerstörung</text:p>
            </text:list-item>
          </text:list>
        </text:list-item>
        <text:list-item>
          <text:p text:style-name="P12">Ausblick (Zukunft)</text:p>
          <text:list>
            <text:list-item>
              <text:p text:style-name="P10">Horoskope</text:p>
            </text:list-item>
          </text:list>
        </text:list-item>
        <text:list-item>
          <text:p text:style-name="P10">Illustrierter Buchclub</text:p>
          <text:list>
            <text:list-item>
              <text:p text:style-name="P10">Leseprobe</text:p>
            </text:list-item>
            <text:list-item>
              <text:p text:style-name="P15">Teil 2</text:p>
            </text:list-item>
          </text:list>
        </text:list-item>
        <text:list-item>
          <text:p text:style-name="P12">Kultur (Inkl. Bildung, Interview)</text:p>
          <text:list>
            <text:list-item>
              <text:p text:style-name="P4">Gut zu Wissen: Serpentina <text:span text:style-name="T3">&amp; Serpentinen</text:span></text:p>
            </text:list-item>
            <text:list-item>
              <text:p text:style-name="P10">Kunstmärchen-Volksmärchen-Interview</text:p>
            </text:list-item>
            <text:list-item>
              <text:p text:style-name="P10">Rätsel</text:p>
            </text:list-item>
          </text:list>
        </text:list-item>
        <text:list-item>
          <text:p text:style-name="P12">Partnerbörse</text:p>
          <text:list>
            <text:list-item>
              <text:p text:style-name="P4">Veronika Hofratsuche</text:p>
            </text:list-item>
            <text:list-item>
              <text:p text:style-name="P6">Heerbrandt such Frau (Blonde Haare, blaue Augen)</text:p>
            </text:list-item>
          </text:list>
        </text:list-item>
        <text:list-item>
          <text:p text:style-name="P13">Stellenanzeigen</text:p>
          <text:list>
            <text:list-item>
              <text:p text:style-name="P4">Servicefachkraft Linckesches Bad</text:p>
            </text:list-item>
            <text:list-item>
              <text:p text:style-name="P4">Konditor <text:span text:style-name="T1">Kaffeehaus</text:span></text:p>
            </text:list-item>
            <text:list-item>
              <text:p text:style-name="P6">Redakteur/Zeitungsaustraeger Illustrierte</text:p>
            </text:list-item>
            <text:list-item>
              <text:p text:style-name="P6"><text:soft-page-break/>Schreiber/in Archivarius</text:p>
            </text:list-item>
          </text:list>
        </text:list-item>
        <text:list-item>
          <text:p text:style-name="P12">Events und Informationen</text:p>
          <text:list>
            <text:list-item>
              <text:p text:style-name="P7">Hochzeit Veronika und Heerbrandt</text:p>
            </text:list-item>
            <text:list-item>
              <text:p text:style-name="P7">Konrektor Paulmann 50</text:p>
            </text:list-item>
            <text:list-item>
              <text:p text:style-name="P16"><text:span text:style-name="T5">Veronika singt &amp; Anselmus-Begleitung Linckesches Bad</text:span> </text:p>
            </text:list-item>
            <text:list-item>
              <text:p text:style-name="P11">Bitte melde dich! (Anselmu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8:59:52.459066052</meta:creation-date>
    <dc:date>2018-01-22T23:05:16.026577398</dc:date>
    <meta:editing-duration>PT5H51M30S</meta:editing-duration>
    <meta:editing-cycles>16</meta:editing-cycles>
    <meta:generator>LibreOffice/5.4.2.2$Linux_X86_64 LibreOffice_project/40m0$Build-2</meta:generator>
    <meta:document-statistic meta:table-count="0" meta:image-count="0" meta:object-count="0" meta:page-count="2" meta:paragraph-count="36" meta:word-count="125" meta:character-count="895" meta:non-whitespace-character-count="840"/>
  </office:meta>
</office:document-meta>
</file>